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271cm" fo:margin-left="1.81cm" table:align="left"/>
    </style:style>
    <style:style style:name="Table1.A" style:family="table-column">
      <style:table-column-properties style:column-width="1.588cm"/>
    </style:style>
    <style:style style:name="Table1.D" style:family="table-column">
      <style:table-column-properties style:column-width="1.5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 officeooo:rsid="0007a6ce" officeooo:paragraph-rsid="0007a6ce"/>
    </style:style>
    <style:style style:name="P2" style:family="paragraph" style:parent-style-name="Standard">
      <style:text-properties style:text-underline-style="none" officeooo:rsid="0007ef86" officeooo:paragraph-rsid="0007ef86"/>
    </style:style>
    <style:style style:name="P3" style:family="paragraph" style:parent-style-name="Standard">
      <style:paragraph-properties fo:line-height="115%"/>
      <style:text-properties fo:font-size="12pt" fo:font-style="normal" style:text-underline-style="none" fo:font-weight="bold" officeooo:rsid="00348c3e" officeooo:paragraph-rsid="0007ef86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line-height="115%"/>
      <style:text-properties fo:font-size="12pt" fo:font-style="italic" style:text-underline-style="none" fo:font-weight="bold" officeooo:rsid="00348c3e" officeooo:paragraph-rsid="0007ef86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line-height="115%"/>
      <style:text-properties fo:font-size="12pt" fo:font-style="italic" style:text-underline-style="none" fo:font-weight="bold" officeooo:rsid="000801f1" officeooo:paragraph-rsid="000801f1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line-height="115%"/>
      <style:text-properties fo:font-size="12pt" fo:font-style="italic" style:text-underline-style="none" fo:font-weight="bold" officeooo:rsid="000952f8" officeooo:paragraph-rsid="000952f8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Table_20_Contents">
      <style:text-properties officeooo:rsid="0007ef86" officeooo:paragraph-rsid="0007ef86"/>
    </style:style>
    <style:style style:name="T1" style:family="text">
      <style:text-properties fo:font-size="14pt" style:text-underline-style="solid" style:text-underline-width="auto" style:text-underline-color="font-color" fo:font-weight="bold" officeooo:rsid="0007a6ce" style:font-size-asian="14pt" style:font-weight-asian="bold" style:font-size-complex="14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07ef86" style:font-size-asian="14pt" style:font-weight-asian="normal" style:font-size-complex="14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7ef86"/>
    </style:style>
    <style:style style:name="T6" style:family="text">
      <style:text-properties fo:font-style="italic" fo:font-weight="normal" style:font-size-asian="12pt" style:font-style-asian="italic" style:font-weight-asian="normal" style:font-style-complex="italic" style:font-weight-complex="normal"/>
    </style:style>
    <style:style style:name="T7" style:family="text">
      <style:text-properties style:text-position="super 58%" fo:font-weight="normal" style:font-weight-asian="normal" style:font-weight-complex="normal"/>
    </style:style>
    <style:style style:name="T8" style:family="text">
      <style:text-properties style:text-position="0% 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6"/><text:span text:style-name="T1">ASSEMBLY</text:span></text:p>
      <text:p text:style-name="Standard"><text:span text:style-name="T1"/></text:p>
      <text:p text:style-name="P1"><text:span text:style-name="T3">He</text:span><text:span text:style-name="T2">re <text:s/></text:span><text:span text:style-name="T3">we are writing assembly <text:s/>code <text:s/>for counter </text:span></text:p>
      <text:p text:style-name="P2"><text:span text:style-name="T2">whenever <text:s/>counter triggers 101 then extra led will glow</text:span></text:p>
      <text:p text:style-name="P2"><text:span text:style-name="T2"><text:s text:c="3"/><text:tab/><text:tab/></text:span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Contents"><text:s text:c="3"/><text:span text:style-name="T5">A</text:span></text:p>
          </table:table-cell>
          <table:table-cell table:style-name="Table1.A1" office:value-type="string">
            <text:p text:style-name="Table_20_Contents"><text:s text:c="4"/><text:span text:style-name="T5">B</text:span></text:p>
          </table:table-cell>
          <table:table-cell table:style-name="Table1.A1" office:value-type="string">
            <text:p text:style-name="Table_20_Contents"><text:s text:c="4"/><text:span text:style-name="T5">C</text:span></text:p>
          </table:table-cell>
          <table:table-cell table:style-name="Table1.D1" office:value-type="string">
            <text:p text:style-name="Table_20_Contents"><text:s text:c="2"/><text:span text:style-name="T5">LED</text:span></text:p>
          </table:table-cell>
        </table:table-row>
        <table:table-row>
          <table:table-cell table:style-name="Table1.A2" office:value-type="string">
            <text:p text:style-name="Table_20_Contents"><text:s text:c="3"/><text:span text:style-name="T5">0</text:span></text:p>
          </table:table-cell>
          <table:table-cell table:style-name="Table1.A2" office:value-type="string">
            <text:p text:style-name="Table_20_Contents"><text:s text:c="4"/><text:span text:style-name="T5">0</text:span></text:p>
          </table:table-cell>
          <table:table-cell table:style-name="Table1.A2" office:value-type="string">
            <text:p text:style-name="Table_20_Contents"><text:s text:c="4"/><text:span text:style-name="T5">0</text:span></text:p>
          </table:table-cell>
          <table:table-cell table:style-name="Table1.D2" office:value-type="string">
            <text:p text:style-name="Table_20_Contents"><text:s text:c="3"/><text:span text:style-name="T5">0</text:span></text:p>
          </table:table-cell>
        </table:table-row>
        <table:table-row>
          <table:table-cell table:style-name="Table1.A2" office:value-type="string">
            <text:p text:style-name="Table_20_Contents"><text:s text:c="3"/><text:span text:style-name="T5">0</text:span></text:p>
          </table:table-cell>
          <table:table-cell table:style-name="Table1.A2" office:value-type="string">
            <text:p text:style-name="Table_20_Contents"><text:s text:c="4"/><text:span text:style-name="T5">0</text:span></text:p>
          </table:table-cell>
          <table:table-cell table:style-name="Table1.A2" office:value-type="string">
            <text:p text:style-name="Table_20_Contents"><text:s text:c="4"/><text:span text:style-name="T5">1 </text:span></text:p>
          </table:table-cell>
          <table:table-cell table:style-name="Table1.D2" office:value-type="string">
            <text:p text:style-name="Table_20_Contents"><text:s text:c="3"/><text:span text:style-name="T5">0</text:span></text:p>
          </table:table-cell>
        </table:table-row>
        <table:table-row>
          <table:table-cell table:style-name="Table1.A2" office:value-type="string">
            <text:p text:style-name="Table_20_Contents"><text:s text:c="3"/><text:span text:style-name="T5">0</text:span></text:p>
          </table:table-cell>
          <table:table-cell table:style-name="Table1.A2" office:value-type="string">
            <text:p text:style-name="Table_20_Contents"><text:s text:c="4"/><text:span text:style-name="T5">1</text:span></text:p>
          </table:table-cell>
          <table:table-cell table:style-name="Table1.A2" office:value-type="string">
            <text:p text:style-name="Table_20_Contents"><text:s text:c="4"/><text:span text:style-name="T5">0</text:span></text:p>
          </table:table-cell>
          <table:table-cell table:style-name="Table1.D2" office:value-type="string">
            <text:p text:style-name="Table_20_Contents"><text:s text:c="3"/><text:span text:style-name="T5">0</text:span></text:p>
          </table:table-cell>
        </table:table-row>
        <table:table-row>
          <table:table-cell table:style-name="Table1.A2" office:value-type="string">
            <text:p text:style-name="Table_20_Contents"><text:s text:c="3"/><text:span text:style-name="T5">0</text:span></text:p>
          </table:table-cell>
          <table:table-cell table:style-name="Table1.A2" office:value-type="string">
            <text:p text:style-name="Table_20_Contents"><text:s text:c="4"/><text:span text:style-name="T5">1</text:span></text:p>
          </table:table-cell>
          <table:table-cell table:style-name="Table1.A2" office:value-type="string">
            <text:p text:style-name="Table_20_Contents"><text:s text:c="4"/><text:span text:style-name="T5">1 </text:span></text:p>
          </table:table-cell>
          <table:table-cell table:style-name="Table1.D2" office:value-type="string">
            <text:p text:style-name="Table_20_Contents"><text:s text:c="3"/><text:span text:style-name="T5">0</text:span></text:p>
          </table:table-cell>
        </table:table-row>
        <table:table-row>
          <table:table-cell table:style-name="Table1.A2" office:value-type="string">
            <text:p text:style-name="Table_20_Contents"><text:s text:c="3"/><text:span text:style-name="T5">1</text:span></text:p>
          </table:table-cell>
          <table:table-cell table:style-name="Table1.A2" office:value-type="string">
            <text:p text:style-name="Table_20_Contents"><text:s text:c="4"/><text:span text:style-name="T5">0</text:span></text:p>
          </table:table-cell>
          <table:table-cell table:style-name="Table1.A2" office:value-type="string">
            <text:p text:style-name="Table_20_Contents"><text:s text:c="4"/><text:span text:style-name="T5">0 </text:span></text:p>
          </table:table-cell>
          <table:table-cell table:style-name="Table1.D2" office:value-type="string">
            <text:p text:style-name="Table_20_Contents"><text:s text:c="3"/><text:span text:style-name="T5">0</text:span></text:p>
          </table:table-cell>
        </table:table-row>
        <table:table-row>
          <table:table-cell table:style-name="Table1.A2" office:value-type="string">
            <text:p text:style-name="Table_20_Contents"><text:s text:c="3"/><text:span text:style-name="T5">1 </text:span></text:p>
          </table:table-cell>
          <table:table-cell table:style-name="Table1.A2" office:value-type="string">
            <text:p text:style-name="Table_20_Contents"><text:s text:c="4"/><text:span text:style-name="T5">0 </text:span></text:p>
          </table:table-cell>
          <table:table-cell table:style-name="Table1.A2" office:value-type="string">
            <text:p text:style-name="Table_20_Contents"><text:s text:c="4"/><text:span text:style-name="T5">1 </text:span></text:p>
          </table:table-cell>
          <table:table-cell table:style-name="Table1.D2" office:value-type="string">
            <text:p text:style-name="P7"><text:s text:c="3"/>1</text:p>
          </table:table-cell>
        </table:table-row>
        <table:table-row>
          <table:table-cell table:style-name="Table1.A2" office:value-type="string">
            <text:p text:style-name="Table_20_Contents"><text:s text:c="3"/><text:span text:style-name="T5">1</text:span></text:p>
          </table:table-cell>
          <table:table-cell table:style-name="Table1.A2" office:value-type="string">
            <text:p text:style-name="Table_20_Contents"><text:s text:c="4"/><text:span text:style-name="T5">1</text:span></text:p>
          </table:table-cell>
          <table:table-cell table:style-name="Table1.A2" office:value-type="string">
            <text:p text:style-name="Table_20_Contents"><text:s text:c="4"/><text:span text:style-name="T5">0</text:span></text:p>
          </table:table-cell>
          <table:table-cell table:style-name="Table1.D2" office:value-type="string">
            <text:p text:style-name="P7"><text:s text:c="3"/>0</text:p>
          </table:table-cell>
        </table:table-row>
        <table:table-row>
          <table:table-cell table:style-name="Table1.A2" office:value-type="string">
            <text:p text:style-name="Table_20_Contents"><text:s text:c="3"/><text:span text:style-name="T5">1</text:span></text:p>
          </table:table-cell>
          <table:table-cell table:style-name="Table1.A2" office:value-type="string">
            <text:p text:style-name="Table_20_Contents"><text:s text:c="4"/><text:span text:style-name="T5">1</text:span></text:p>
          </table:table-cell>
          <table:table-cell table:style-name="Table1.A2" office:value-type="string">
            <text:p text:style-name="Table_20_Contents"><text:s text:c="4"/><text:span text:style-name="T5">1</text:span></text:p>
          </table:table-cell>
          <table:table-cell table:style-name="Table1.D2" office:value-type="string">
            <text:p text:style-name="Table_20_Contents"><text:s text:c="3"/><text:span text:style-name="T5">0</text:span></text:p>
          </table:table-cell>
        </table:table-row>
      </table:table>
      <text:p text:style-name="P2"><text:span text:style-name="T2"/></text:p>
      <text:p text:style-name="P2"><text:span text:style-name="T2">Code:</text:span></text:p>
      <text:p text:style-name="P2"><text:span text:style-name="T2"/></text:p>
      <text:p text:style-name="P3"><text:span text:style-name="T6">.include"/storage/self/primary/Download/FWC/fwc-1/assembly/piosetup/m328Pdef/</text:span><text:a xlink:type="simple" xlink:href="https://m328pdef.inc/" office:target-frame-name="_blank" xlink:show="new" text:style-name="Internet_20_link" text:visited-style-name="Visited_20_Internet_20_Link"><text:span text:style-name="T6">m328pdef.inc</text:span></text:a><text:span text:style-name="T6">"<text:line-break/>ldi r21,0b00000111<text:line-break/>out DDRB,r21<text:line-break/>ldi r24,0b00000100<text:line-break/>out DDRD,r24<text:line-break/><text:line-break/>ldi r22,0b00000000<text:line-break/>ldi r23,0b00000001<text:line-break/>loop:<text:line-break/>add r22,r23<text:line-break/>cpi r22,0b00000101<text:line-break/>breq check<text:line-break/>cbi PORTD,2<text:line-break/>cpi r22,0b00001000<text:line-break/>brne rst<text:line-break/>ldi r22,0b00000000<text:line-break/>check:<text:line-break/>mov r24,r22<text:line-break/>out PORTD,r24<text:line-break/>rjmp rst<text:line-break/>rst:<text:line-break/>mov r21,r22<text:line-break/>out PORTB,r21<text:line-break/>call wait<text:line-break/><text:line-break/>wait:<text:line-break/></text:span><text:soft-page-break/><text:span text:style-name="T6"> <text:s text:c="3"/>push r16<text:line-break/> <text:s text:c="3"/>push r17<text:line-break/> <text:s text:c="3"/>push r18<text:line-break/><text:line-break/> <text:s text:c="3"/>ldi r16,0x50<text:line-break/> <text:s text:c="3"/>ldi r17,0x00<text:line-break/> <text:s text:c="3"/>ldi r18,0x00<text:line-break/><text:line-break/>w0:<text:line-break/> <text:s text:c="2"/>dec r18<text:line-break/> <text:s text:c="2"/>brne w0 ;loop breaks after running 256 times<text:line-break/> <text:s text:c="2"/>dec r17<text:line-break/> <text:s text:c="2"/>brne w0 ;loop breaks after running 256 times<text:line-break/> <text:s text:c="2"/>dec r16 brne w0 ;loop breaks after running 80 times<text:line-break/> <text:s text:c="2"/>pop r18</text:span></text:p>
      <text:p text:style-name="P4"><text:span text:style-name="T4"><text:s text:c="3"/>pop r17 pop r16<text:line-break/> <text:s text:c="2"/>rjmp loop</text:span></text:p>
      <text:p text:style-name="P4"><text:span text:style-name="T4"/></text:p>
      <text:p text:style-name="P5"><text:span text:style-name="T4">connections:</text:span></text:p>
      <text:p text:style-name="P5"><text:span text:style-name="T4">ldi – means load the data</text:span></text:p>
      <text:p text:style-name="P5"><text:span text:style-name="T4">DDRB means port B (connect arduino 8,9,10 pins Led s)</text:span></text:p>
      <text:p text:style-name="P5"><text:span text:style-name="T4">DDRD means port D(connect arduino 4</text:span><text:span text:style-name="T7">th</text:span><text:span text:style-name="T4"> pin to extra Led)</text:span></text:p>
      <text:p text:style-name="P5"><text:span text:style-name="T4">load 00000000 to register <text:s/>22</text:span></text:p>
      <text:p text:style-name="P5"><text:span text:style-name="T4">load 00000001 to register 23</text:span></text:p>
      <text:p text:style-name="P5"><text:span text:style-name="T4">inside loop we are adding 22 and 23 registers</text:span></text:p>
      <text:p text:style-name="P6"><text:span text:style-name="T4">then we have to compare with 00000101 then break check then extra led glow </text:span></text:p>
      <text:p text:style-name="P6"><text:span text:style-name="T4">after that increment then reaches to 00001000 then reset to 000000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07T21:58:50.992246278</meta:creation-date>
    <dc:date>2023-10-07T22:32:22.393429652</dc:date>
    <meta:editing-duration>PT3M</meta:editing-duration>
    <meta:editing-cycles>1</meta:editing-cycles>
    <meta:document-statistic meta:table-count="1" meta:image-count="0" meta:object-count="0" meta:page-count="2" meta:paragraph-count="52" meta:word-count="219" meta:character-count="1428" meta:non-whitespace-character-count="1018"/>
    <meta:generator>LibreOffice/6.0.7.3$Linux_X86_64 LibreOffice_project/00m0$Build-3</meta:generator>
  </office:meta>
</office:document-meta>
</file>